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e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Painton</meta:initial-creator>
    <meta:creation-date>2017-12-15T15:11:26</meta:creation-date>
    <dc:date>2017-12-15T15:12:01</dc:date>
    <dc:creator>Matthew Painton</dc:creator>
    <meta:editing-duration>PT35S</meta:editing-duration>
    <meta:editing-cycles>1</meta:editing-cycles>
    <meta:generator>OpenOffice/4.1.2$Unix OpenOffice.org_project/412m3$Build-9782</meta:generator>
    <meta:document-statistic meta:table-count="0" meta:image-count="0" meta:object-count="0" meta:page-count="1" meta:paragraph-count="1" meta:word-count="1" meta:character-count="7"/>
  </office:meta>
</office:document-meta>
</file>